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LORES QUISPE, SUS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88949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LORES QUISPE, SUS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8894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ICONA FLORES, GHERSON ANDR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91571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9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55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8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8/09/2021</text:p>
          </table:table-cell>
          <table:table-cell table:style-name="Tabla2.A2" office:value-type="string">
            <text:p text:style-name="P9">81751041</text:p>
          </table:table-cell>
          <table:table-cell table:style-name="Tabla2.A2" office:value-type="string">
            <text:p text:style-name="P9">88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UPO GOMB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8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9T00:03:3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